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5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6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etal frame 3 shelf, fastenerless. 24”x48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*0.85" office:value-type="currency" office:currency="USD" office:value="35.7" calcext:value-type="currency">
            <text:p>$35.70</text:p>
          </table:table-cell>
          <table:table-cell table:style-name="ce4" table:formula="of:=[.D6]*[.B6]" office:value-type="currency" office:currency="USD" office:value="35.7" calcext:value-type="currency">
            <text:p>$35.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4" table:formula="of:=[.D7]*[.B7]" office:value-type="currency" office:currency="USD" office:value="24" calcext:value-type="currency">
            <text:p>$24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9.56*0.75" office:value-type="currency" office:currency="USD" office:value="7.17" calcext:value-type="currency">
            <text:p>$7.17</text:p>
          </table:table-cell>
          <table:table-cell table:style-name="ce4" table:formula="of:=[.D8]*[.B8]" office:value-type="currency" office:currency="USD" office:value="28.68" calcext:value-type="currency">
            <text:p>$28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.5" office:value-type="currency" office:currency="USD" office:value="13.232" calcext:value-type="currency">
            <text:p>$13.23</text:p>
          </table:table-cell>
          <table:table-cell table:style-name="ce4" table:formula="of:=[.D9]*[.B9]" office:value-type="currency" office:currency="USD" office:value="26.464" calcext:value-type="currency">
            <text:p>$2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table:formula="of:=25*0" office:value-type="currency" office:currency="USD" office:value="0" calcext:value-type="currency">
            <text:p>$0.00</text:p>
          </table:table-cell>
          <table:table-cell table:style-name="ce4" table:formula="of:=[.D11]*[.B1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number-columns-repeated="1017"/>
        </table:table-row>
        <table:table-row table:style-name="ro1" table:number-rows-repeated="2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2])" office:value-type="currency" office:currency="USD" office:value="134.844" calcext:value-type="currency">
            <text:p>$134.8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4]+['printed parts'.D18]" office:value-type="currency" office:currency="USD" office:value="179.369829975309" calcext:value-type="currency">
            <text:p>$179.37</text:p>
          </table:table-cell>
          <table:table-cell table:style-name="ce3"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45532722222222" calcext:value-type="currency">
            <text:p>$1.46</text:p>
          </table:table-cell>
          <table:table-cell table:style-name="ce4" table:formula="of:=[.B4]*[.D4]" office:value-type="currency" office:currency="USD" office:value="29.1065444444444" calcext:value-type="currency">
            <text:p>$29.11</text:p>
          </table:table-cell>
          <table:table-cell office:value-type="float" office:value="20" calcext:value-type="float">
            <text:p>2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450" calcext:value-type="float">
            <text:p>450</text:p>
          </table:table-cell>
          <table:table-cell table:formula="of:=55/4" office:value-type="float" office:value="13.75" calcext:value-type="float">
            <text:p>13.75</text:p>
          </table:table-cell>
          <table:table-cell table:formula="of:=[.G4]*[.D4]" office:value-type="float" office:value="275" calcext:value-type="float">
            <text:p>275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25" calcext:value-type="float">
            <text:p>25</text:p>
          </table:table-cell>
          <table:table-cell table:style-name="ce19" table:formula="of:=[.E4]/([.G4]/60)" office:value-type="float" office:value="98.1818181818182" calcext:value-type="float">
            <text:p>98</text:p>
          </table:table-cell>
          <table:table-cell table:style-name="ce4" table:formula="of:=[.B4]/[.E4]" office:value-type="currency" office:currency="USD" office:value="0.0646812098765432" calcext:value-type="currency">
            <text:p>$0.06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1.92741069135802" calcext:value-type="currency">
            <text:p>$1.93</text:p>
          </table:table-cell>
          <table:table-cell table:style-name="ce4" table:formula="of:=[.B5]*[.D5]" office:value-type="currency" office:currency="USD" office:value="15.4192855308642" calcext:value-type="currency">
            <text:p>$15.42</text:p>
          </table:table-cell>
          <table:table-cell office:value-type="float" office:value="8" calcext:value-type="float">
            <text:p>8</text:p>
          </table:table-cell>
          <table:table-cell table:formula="of:=117/9" office:value-type="float" office:value="13" calcext:value-type="float">
            <text:p>13</text:p>
          </table:table-cell>
          <table:table-cell table:formula="of:=[.E5]*[.D5]" office:value-type="float" office:value="104" calcext:value-type="float">
            <text:p>104</text:p>
          </table:table-cell>
          <table:table-cell table:style-name="ce19" table:formula="of:=167/18" office:value-type="float" office:value="9.27777777777778" calcext:value-type="float">
            <text:p>9</text:p>
          </table:table-cell>
          <table:table-cell table:style-name="ce19" table:formula="of:=[.G5]*[.D5]" office:value-type="float" office:value="74.2222222222222" calcext:value-type="float">
            <text:p>74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40" calcext:value-type="float">
            <text:p>40</text:p>
          </table:table-cell>
          <table:table-cell table:style-name="ce19" table:formula="of:=[.E5]/([.G5]/60)" office:value-type="float" office:value="84.0718562874251" calcext:value-type="float">
            <text:p>84</text:p>
          </table:table-cell>
          <table:table-cell table:style-name="ce4" table:formula="of:=[.B5]/[.E5]" office:value-type="currency" office:currency="USD" office:value="0.148262360873694" calcext:value-type="currency">
            <text:p>$0.1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44.5258299753086" calcext:value-type="currency">
            <text:p>$44.53</text:p>
          </table:table-cell>
          <table:table-cell table:style-name="ce15" table:formula="of:=SUM([.D4:.D5])" office:value-type="float" office:value="28" calcext:value-type="float">
            <text:p>28</text:p>
          </table:table-cell>
          <table:table-cell table:style-name="ce15" table:formula="of:=SUM([.E4:.E5])" office:value-type="float" office:value="35.5" calcext:value-type="float">
            <text:p>36</text:p>
          </table:table-cell>
          <table:table-cell table:style-name="ce15" table:formula="of:=SUM([.F4:.F5])" office:value-type="float" office:value="554" calcext:value-type="float">
            <text:p>554</text:p>
          </table:table-cell>
          <table:table-cell table:style-name="ce15" table:formula="of:=SUM([.G4:.G5])" office:value-type="float" office:value="23.0277777777778" calcext:value-type="float">
            <text:p>23</text:p>
          </table:table-cell>
          <table:table-cell table:style-name="ce15" table:formula="of:=SUM([.H4:.H5])" office:value-type="float" office:value="349.222222222222" calcext:value-type="float">
            <text:p>349</text:p>
          </table:table-cell>
          <table:table-cell table:style-name="ce15" table:formula="of:=SUM([.I4:.I5])" office:value-type="float" office:value="6.25" calcext:value-type="float">
            <text:p>6</text:p>
          </table:table-cell>
          <table:table-cell table:style-name="ce15" table:formula="of:=SUM([.J4:.J5])" office:value-type="float" office:value="65" calcext:value-type="float">
            <text:p>65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69136895679012" calcext:value-type="currency">
            <text:p>$1.69</text:p>
          </table:table-cell>
          <table:table-cell table:style-name="ce4"/>
          <table:table-cell table:style-name="ce14" table:formula="of:=AVERAGE([.D4:.D5])" office:value-type="float" office:value="14" calcext:value-type="float">
            <text:p>14.0</text:p>
          </table:table-cell>
          <table:table-cell table:style-name="ce15" table:formula="of:=AVERAGE([.E4:.E5])" office:value-type="float" office:value="17.75" calcext:value-type="float">
            <text:p>18</text:p>
          </table:table-cell>
          <table:table-cell table:style-name="ce15" table:formula="of:=AVERAGE([.F4:.F5])" office:value-type="float" office:value="277" calcext:value-type="float">
            <text:p>277</text:p>
          </table:table-cell>
          <table:table-cell table:style-name="ce15" table:formula="of:=AVERAGE([.G4:.G5])" office:value-type="float" office:value="11.5138888888889" calcext:value-type="float">
            <text:p>12</text:p>
          </table:table-cell>
          <table:table-cell table:style-name="ce15" table:formula="of:=AVERAGE([.H4:.H5])" office:value-type="float" office:value="174.611111111111" calcext:value-type="float">
            <text:p>175</text:p>
          </table:table-cell>
          <table:table-cell table:style-name="ce15" table:formula="of:=AVERAGE([.I4:.I5])" office:value-type="float" office:value="3.125" calcext:value-type="float">
            <text:p>3</text:p>
          </table:table-cell>
          <table:table-cell table:style-name="ce15" table:formula="of:=AVERAGE([.J4:.J5])" office:value-type="float" office:value="32.5" calcext:value-type="float">
            <text:p>33</text:p>
          </table:table-cell>
          <table:table-cell table:style-name="ce15" table:formula="of:=AVERAGE([.K4:.K5])" office:value-type="float" office:value="91.1268372346217" calcext:value-type="float">
            <text:p>91</text:p>
          </table:table-cell>
          <table:table-cell table:style-name="ce4" table:formula="of:=AVERAGE([.L4:.L5])" office:value-type="currency" office:currency="USD" office:value="0.106471785375119" calcext:value-type="currency">
            <text:p>$0.11</text:p>
          </table:table-cell>
          <table:table-cell table:style-name="ce4" table:formula="of:=AVERAGE(#REF!;#REF!;#REF!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16.25" calcext:value-type="currency">
            <text:p>$16.25</text:p>
          </table:table-cell>
          <table:table-cell table:style-name="ce18" table:formula="of:=[.D11]/[.D$18]" office:value-type="percentage" office:value="0.364956700616502" calcext:value-type="percentage">
            <text:p>36.50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#REF!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7]/60)*[.B12]" office:value-type="currency" office:currency="USD" office:value="3.68623456790123" calcext:value-type="currency">
            <text:p>$3.69</text:p>
          </table:table-cell>
          <table:table-cell table:style-name="ce18" table:formula="of:=[.D12]/[.D$18]" office:value-type="percentage" office:value="0.0827886772676758" calcext:value-type="percentage">
            <text:p>8.28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582037037037037" calcext:value-type="currency">
            <text:p>$0.58</text:p>
          </table:table-cell>
          <table:table-cell table:style-name="ce18" table:formula="of:=[.D13]/[.D$18]" office:value-type="percentage" office:value="0.0130718964106857" calcext:value-type="percentage">
            <text:p>1.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21325837037037" calcext:value-type="currency">
            <text:p>$0.21</text:p>
          </table:table-cell>
          <table:table-cell table:style-name="ce18" table:formula="of:=[.D14]/[.D$18]" office:value-type="percentage" office:value="0.00478954284487523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7]/1000)*[.B15]" office:value-type="currency" office:currency="USD" office:value="23.7943" calcext:value-type="currency">
            <text:p>$23.79</text:p>
          </table:table-cell>
          <table:table-cell table:style-name="ce18" table:formula="of:=[.D15]/[.D18]" office:value-type="percentage" office:value="0.534393182860261" calcext:value-type="percentage">
            <text:p>53.44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44.5258299753087" calcext:value-type="currency">
            <text:p>$44.53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" office:value-type="float" office:value="179.369829975309" calcext:value-type="float">
            <text:p>$179.37</text:p>
          </table:table-cell>
          <table:table-cell table:number-columns-repeated="5"/>
        </table:table-row>
        <table:table-row table:style-name="ro6">
          <table:table-cell table:style-name="ce28"/>
          <table:table-cell table:style-name="ce32"/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793.69829975309" calcext:value-type="float">
            <text:p>$1,79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813.69829975309" calcext:value-type="float">
            <text:p>$1,81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81.369829975309" calcext:value-type="float">
            <text:p>$181.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70" calcext:value-type="float">
            <text:p>$7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763.69829975309" calcext:value-type="float">
            <text:p>$2,76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83.1472506928395" calcext:value-type="float">
            <text:p>$83.1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93.458880982716" calcext:value-type="float">
            <text:p>$193.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3040.30443142864" calcext:value-type="float">
            <text:p>$3,040.3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04.030443142864" calcext:value-type="float">
            <text:p>$304.03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122.660613167556" calcext:value-type="float">
            <text:p>$122.66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50" calcext:value-type="float">
            <text:p>$3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800" calcext:value-type="float">
            <text:p>$2,8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3220" calcext:value-type="float">
            <text:p>$3,220.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5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2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+2*1500*0.85" office:value-type="float" office:value="2729.36982997531" calcext:value-type="float">
            <text:p>$2,729.37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3721.8491498765" calcext:value-type="currency">
            <text:p>$13,721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3726.8491498765" calcext:value-type="float">
            <text:p>$13,726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2745.36982997531" calcext:value-type="float">
            <text:p>$2,745.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4076.8491498765" calcext:value-type="float">
            <text:p>$14,076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09.72862534642" calcext:value-type="float">
            <text:p>$409.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985.379440491358" calcext:value-type="float">
            <text:p>$985.3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5471.9572157143" calcext:value-type="float">
            <text:p>$15,471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094.39144314286" calcext:value-type="float">
            <text:p>$3,094.39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349.021613167556" calcext:value-type="float">
            <text:p>$349.0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300" calcext:value-type="float">
            <text:p>$3,3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6500" calcext:value-type="float">
            <text:p>$16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8975" calcext:value-type="float">
            <text:p>$18,97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table table:name="Sheet5" table:style-name="ta1">
        <table:table-column table:style-name="co18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40+6+15+30+15" office:value-type="float" office:value="106" calcext:value-type="float">
            <text:p>$106.00</text:p>
          </table:table-cell>
          <table:table-cell table:number-columns-repeated="3"/>
        </table:table-row>
        <table:table-row table:style-name="ro6">
          <table:table-cell table:style-name="ce28"/>
          <table:table-cell table:style-name="ce32"/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060" calcext:value-type="currency">
            <text:p>$1,06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070" calcext:value-type="float">
            <text:p>$1,0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07" calcext:value-type="float">
            <text:p>$107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570" calcext:value-type="float">
            <text:p>$1,5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8.53" calcext:value-type="float">
            <text:p>$48.5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09.9" calcext:value-type="float">
            <text:p>$109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728.43" calcext:value-type="float">
            <text:p>$1,728.4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172.843" calcext:value-type="float">
            <text:p>$172.84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65.843" calcext:value-type="float">
            <text:p>$65.84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250" calcext:value-type="float">
            <text:p>$2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500" calcext:value-type="float">
            <text:p>$1,50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725" calcext:value-type="float">
            <text:p>$1,725.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5.B21:Sheet5.B21">
            <calcext:condition calcext:apply-style-name="ConditionalStyle_1" calcext:value="formula-is(LEN(TRIM([.B21]))&gt;0)" calcext:base-cell-address="Sheet5.B21"/>
          </calcext:conditional-format>
        </calcext:conditional-formats>
      </table:table>
      <table:table table:name="Sheet6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30+6+10" office:value-type="float" office:value="46" calcext:value-type="float">
            <text:p>$4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5" calcext:value-type="float">
            <text:p>$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510" calcext:value-type="currency">
            <text:p>$5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520" calcext:value-type="float">
            <text:p>$5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52" calcext:value-type="float">
            <text:p>$5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70" calcext:value-type="float">
            <text:p>$8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8.23" calcext:value-type="float">
            <text:p>$28.2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60.9" calcext:value-type="float">
            <text:p>$60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959.13" calcext:value-type="float">
            <text:p>$959.1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95.913" calcext:value-type="float">
            <text:p>$95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3.913" calcext:value-type="float">
            <text:p>$43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750" calcext:value-type="float">
            <text:p>$75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862.5" calcext:value-type="float">
            <text:p>$862.5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6.B21:Sheet6.B21">
            <calcext:condition calcext:apply-style-name="ConditionalStyle_1" calcext:value="formula-is(LEN(TRIM([.B21]))&gt;0)" calcext:base-cell-address="Sheet6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08:15:33.144384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4-03T09:33:53.321973933</dc:date>
    <meta:editing-duration>P26DT19H59M44S</meta:editing-duration>
    <meta:editing-cycles>26</meta:editing-cycles>
    <meta:generator>LibreOffice/5.2.7.2$Linux_X86_64 LibreOffice_project/20m0$Build-2</meta:generator>
    <meta:document-statistic meta:table-count="6" meta:cell-count="297" meta:object-count="0"/>
  </office:meta>
</office:document-meta>
</file>